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Times New Roman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9_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Almosnino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 February 1852</text:p>
      <text:p text:style-name="P2">Month<text:tab/><text:tab/><text:tab/><text:tab/><text:tab/><text:tab/>February</text:p>
      <text:p text:style-name="P2">Year<text:tab/><text:tab/><text:tab/><text:tab/><text:tab/><text:tab/>1852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4<text:tab/></text:p>
      <text:p text:style-name="P2">Number of Sheets<text:tab/><text:tab/><text:tab/>2<text:tab/>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Y</text:p>
      <text:p text:style-name="P2">Stamp</text:p>
      <text:p text:style-name="P2">Postmark<text:tab/><text:tab/><text:tab/><text:tab/>Y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A typewritten transcription is attached to the origina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Revd. S. Morais/</text:span></text:p>
      <text:p text:style-name="P2"><text:span text:style-name="T1">Minister of the Synagogue/</text:span></text:p>
      <text:p text:style-name="P2"><text:span text:style-name="T1"><text:tab/>Philadelphia/</text:span></text:p>
      <text:p text:style-name="P2"><text:span text:style-name="T1"/></text:p>
      <text:p text:style-name="P2"><text:span text:style-name="T1">[Page 1]</text:span></text:p>
      <text:p text:style-name="P4"><text:span text:style-name="T1">London 2 feb.[sic] 1852/</text:span></text:p>
      <text:p text:style-name="P2"><text:span text:style-name="T1">My dear sir(/)/</text:span></text:p>
      <text:p text:style-name="P2"><text:span text:style-name="T1"><text:tab/>I owe you many apologies for/ not acknowledging earlier your favor of the/ 30</text:span><text:span text:style-name="T2">th</text:span><text:span text:style-name="T1"> Nov. but I am sure you will acquit/ me from blame, were you to know how much/ my time &amp; mind has been occupied particularly/ with family matters, from the unfortunate state/ of my Brothers health. <text:s/>Who now for nearly/ 12 months has been a severe sufferer &amp; totally/ incapable to attend to any business a source/ of deep anxiety &amp; concern to his family/</text:span></text:p>
      <text:p text:style-name="P2"><text:span text:style-name="T1"><text:tab/>Mrs. Almosnino &amp; myself are rejoiced to/ learn the improved state of your health/ and that you were more reconciled to the/ place &amp; gaining friends we continually/ inquire concerning you of our mutual/ friend Mr Peixotto we have not yet/ seen the discourses you allude to but/ expect to have the Occident shortly &amp;/ have no doubt we shall derive satisfaction/ from their perusal. <text:s/>I cannot report/</text:span></text:p>
      <text:p text:style-name="P2"><text:span text:style-name="T1"/></text:p>
      <text:p text:style-name="P2"><text:span text:style-name="T1">[Page 2]</text:span></text:p>
      <text:p text:style-name="P2"><text:span text:style-name="T1">any improvement in our Medrash but you/ will be glad to learn that there has/ been lately a move here in the right/ direction, a response to an appeal of/ Dr. Adlers to establish a Jews College/ as I presume you see the Jewish Chronicle/ at Philadelphia I need only refer you/ to that publication for all particulars/ our friend Mr Pieixotto is one of the/ council &amp; takes a warm interest in/ its success—and I am happy to inform/ you that at a meeting of our elders/ held yesterday a committee was appointed/ to confer with the council so as to/ participate in the proposed Institution/ and a sum of </text:span><text:span text:style-name="T3">£500 was voted as/ a grant towards the foundation the/ arrangements are to secure to us a Hebrew/ Master in the college &amp; the school which/ shall preserve our pronunciation. <text:s/>I wish/ </text:span></text:p>
      <text:p text:style-name="P2"><text:span text:style-name="T3"/></text:p>
      <text:p text:style-name="P2"><text:span text:style-name="T3">[Page 3]</text:span></text:p>
      <text:p text:style-name="P2"><text:span text:style-name="T3">you were here now. <text:s/>I do not anticipate/ that the undertaking can be carried out/ for at least a twelve months for it is/ not intended to take effect until/ sufficient </text:span><text:span text:style-name="T4">funded</text:span><text:span text:style-name="T5"> capital is secured./ <text:s/>we are the only congregation which as yet/ has voted a sum from the congregational/ fund. <text:s/>Affairs in one congregation remain/ in status quo. <text:s/>You have no doubt been/ made acquainted that our mutual friend/ Mr Peixotto was elected [?] at Rosh/ Ashana. <text:s/>I need not say that he is a great/ acquisition &amp; that I am delighted at/ having so able a coadjutor in Synagoges[sic]/ matters. <text:s/>I must not omit to mention/ to you that the Misses Belisario make/ frequent inquiries after you &amp; that you/ have their best wishes for your well being/ and you will be pleased to hear that my/ eldest niece is finishing her education/ in their establishment, and that she/ </text:span></text:p>
      <text:p text:style-name="P2"><text:span text:style-name="T5"/></text:p>
      <text:p text:style-name="P2"><text:span text:style-name="T5">[Page 4]</text:span></text:p>
      <text:p text:style-name="P2"><text:span text:style-name="T5">takes an active part in imparting instruction/ in Italian to some of the young Ladies there/ much to the satisfaction of the misses B. &amp;/ all give you due credit for the method/ in which she has been taught. <text:s/>She joins/ with her sister &amp; Brother in reiterating/ your kind wishes &amp; remembrances. <text:s/>Mr. E. H Lindo/ &amp; family &amp; my own circle also desire to/ be kindly remembered &amp; assuring you/ that I shall always feel pleasure in/ hearing from you, believe me to remain/</text:span></text:p>
      <text:p text:style-name="P2"><text:span text:style-name="T5"><text:tab/>My dear sir/</text:span></text:p>
      <text:p text:style-name="P2"><text:span text:style-name="T5"><text:tab/><text:tab/>your [?] friends/</text:span></text:p>
      <text:p text:style-name="P2"><text:span text:style-name="T5"><text:tab/><text:tab/>S. Almosnino/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11:42:51</meta:creation-date>
    <dc:date>2009-04-20T12:05:27</dc:date>
    <dc:language>en-US</dc:language>
    <meta:editing-cycles>2</meta:editing-cycles>
    <meta:editing-duration>PT6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9" meta:word-count="715" meta:character-count="4445"/>
  </office:meta>
</office:document-meta>
</file>